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b68af" officeooo:paragraph-rsid="001b68af"/>
    </style:style>
    <style:style style:name="P2" style:family="paragraph" style:parent-style-name="Standard">
      <style:paragraph-properties fo:text-align="start" style:justify-single-word="false"/>
      <style:text-properties officeooo:rsid="001c8446" officeooo:paragraph-rsid="001c8446"/>
    </style:style>
    <style:style style:name="T1" style:family="text">
      <style:text-properties officeooo:rsid="001c84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ces-<text:span text:style-name="T1">v</text:span>erbal</text:p>
      <text:p text:style-name="P1"/>
      <text:p text:style-name="P2">Incheiat astazi, 20.01.2022</text:p>
      <text:p text:style-name="P2">cu ocazia predarii-primirii unor bunuri</text:p>
      <text:p text:style-name="P2"><text:tab/></text:p>
      <text:p text:style-name="P2"><text:tab/>Subsemnatul, Orban Dan, am predat doamnei Vantu Elena urmatoarele bunuri:</text:p>
      <text:p text:style-name="P2">1. Aparat de tuns – 1 buc</text:p>
      <text:p text:style-name="P2">2. Cordion electric – 2 buc</text:p>
      <text:p text:style-name="P2"><text:tab/></text:p>
      <text:p text:style-name="P2"><text:tab/>Subsemnata, Vantu Elena, am primit bunurile mentionate, drept pentu care am semnat acest proces verbal.</text:p>
      <text:p text:style-name="P2"><text:tab/>Am primit<text:tab/><text:tab/><text:tab/><text:tab/><text:tab/><text:tab/><text:tab/>Am predat</text:p>
      <text:p text:style-name="P2"><text:tab/>Vantu Elena<text:tab/><text:tab/><text:tab/><text:tab/><text:tab/><text:tab/>Orban Dan</text:p>
      <text:p text:style-name="P2"><text:tab/>Vantu<text:tab/><text:tab/><text:tab/><text:tab/><text:tab/><text:tab/><text:tab/><text:tab/>Orba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12pt" fo:language="en" fo:country="US" style:letter-kerning="true" style:font-name-asian="Source Han Sans CN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DejaVu Serif" fo:font-size="12pt" fo:language="en" fo:country="US" style:letter-kerning="true" style:font-name-asian="Source Han Sans CN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0T13:10:51.088359620</meta:creation-date>
    <dc:date>2022-01-20T13:49:30.941538457</dc:date>
    <meta:editing-duration>PT18M19S</meta:editing-duration>
    <meta:editing-cycles>1</meta:editing-cycles>
    <meta:document-statistic meta:table-count="0" meta:image-count="0" meta:object-count="0" meta:page-count="1" meta:paragraph-count="12" meta:word-count="55" meta:character-count="383" meta:non-whitespace-character-count="311"/>
    <meta:generator>LibreOffice/7.2.4.1$Linux_X86_64 LibreOffice_project/20$Build-1</meta:generator>
  </office:meta>
</office:document-meta>
</file>